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gr4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2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3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6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9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0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2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3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55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PMA_ROW</text:span><text:span text:style-name="T2"><text:tab/></text:span><text:span text:style-name="T2">INTEGER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</text:span><text:span text:style-name="T3">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3</text:span></text:p>
            <text:p><text:span text:style-name="T4">Last updated : 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#</text:span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ARC_CURRENCY</text:span><text:span text:style-name="T2"><text:tab/></text:span><text:span text:style-name="T2">X(3)</text:span></text:p>
          <text:p text:style-name="P7"><text:span text:style-name="T2"># LED_ARC_DATE</text:span><text:span text:style-name="T2"><text:tab/></text:span><text:span text:style-name="T2">DATE</text:span></text:p>
          <text:p text:style-name="P7"><text:span text:style-name="T2"><text:tab/></text:span><text:span text:style-name="T2">LED_ARC_DEBIT</text:span><text:span text:style-name="T2"><text:tab/></text:span><text:span text:style-name="T2">DECIMAL(20,5)</text:span></text:p>
          <text:p text:style-name="P7"><text:span text:style-name="T2"><text:tab/></text:span><text:span text:style-name="T2">LED_ARC_CREDIT</text:span><text:span text:style-name="T2"><text:tab/></text:span><text:span text:style-name="T2">DECIMAL(20,5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39" draw:text-style-name="P4" draw:layer="layout" svg:width="4cm" svg:height="1.75cm" svg:x="27.3cm" svg:y="11.002cm">
          <text:p text:style-name="P3"><text:span text:style-name="T2">#</text:span><text:span text:style-name="T2"><text:tab/></text:span><text:span text:style-name="T2">PAM_CODE</text:span><text:span text:style-name="T2"><text:tab/></text:span><text:span text:style-name="T2">VX(64)</text:span></text:p>
          <text:p text:style-name="P3"><text:span text:style-name="T2"><text:tab/></text:span><text:span text:style-name="T2">PAM_LABEL</text:span><text:span text:style-name="T2"><text:tab/></text:span><text:span text:style-name="T2">VX(256)</text:span></text:p>
          <text:p text:style-name="P3"><text:span text:style-name="T2"><text:tab/></text:span><text:span text:style-name="T2">PAM_ACCOUNT</text:span><text:span text:style-name="T2"><text:tab/></text:span><text:span text:style-name="T2">VX(64)</text:span></text:p>
          <text:p text:style-name="P3"><text:span text:style-name="T2"><text:tab/></text:span><text:span text:style-name="T2">PAM_NOTES</text:span><text:span text:style-name="T2"><text:tab/></text:span><text:span text:style-name="T2">VX(4096)</text:span></text:p>
          <text:p text:style-name="P3"><text:span text:style-name="T2"><text:tab/></text:span><text:span text:style-name="T2">PAM_UPD_USER</text:span><text:span text:style-name="T2"><text:tab/></text:span><text:span text:style-name="T2">VX(64)</text:span></text:p>
          <text:p text:style-name="P3"><text:span text:style-name="T2"><text:tab/></text:span><text:span text:style-name="T2">PAM_UPD_STAMP</text:span><text:span text:style-name="T2"><text:tab/></text:span><text:span text:style-name="T2">TIMESTAM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4cm" svg:height="0.5cm" svg:x="27.3cm" svg:y="10.501cm">
          <text:p text:style-name="P5"><text:span text:style-name="T3">OFA_T_PAIMEAN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1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9-26</text:span></text:p>
          </draw:text-box>
        </draw:frame>
        <draw:custom-shape draw:style-name="gr46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6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1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7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8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9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7.237cm" svg:height="1.199cm" svg:x="33.803cm" svg:y="27.501cm">
          <draw:text-box>
            <text:p><text:span text:style-name="T4">Openbook Recurrent data model v7</text:span></text:p>
            <text:p><text:span text:style-name="T4">Last updated : 2016-10-20</text:span></text:p>
          </draw:text-box>
        </draw:frame>
        <draw:custom-shape draw:style-name="gr52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BIGINT</text:span></text:p>
          <text:p text:style-name="P3"><text:span text:style-name="T2"><text:tab/></text:span><text:span text:style-name="T2">REC_PERIOD_DETAIL</text:span><text:span text:style-name="T2"><text:tab/></text:span><text:span text:style-name="T2">BIGINT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1.5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><text:tab/></text:span><text:span text:style-name="T2">REC_LAST_PER_ID</text:span><text:span text:style-name="T2"><text:tab/></text:span><text:span text:style-name="T2">BIGINT</text:span></text:p>
          <text:p text:style-name="P3"><text:span text:style-name="T2"><text:tab/></text:span><text:span text:style-name="T2">REC_LAST_PER_DET_ID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7" draw:text-style-name="P17" draw:layer="layout" svg:width="3.542cm" svg:height="0.526cm" svg:x="21.1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6" draw:text-style-name="P9" draw:layer="layout" svg:x1="15.686cm" svg:y1="16.909cm" svg:x2="16.32cm" svg:y2="16.909cm">
          <text:p/>
        </draw:line>
        <draw:line draw:style-name="gr56" draw:text-style-name="P9" draw:layer="layout" svg:x1="15.672cm" svg:y1="16.928cm" svg:x2="15.679cm" svg:y2="11.177cm">
          <text:p/>
        </draw:line>
        <draw:custom-shape draw:style-name="gr55" draw:text-style-name="P4" draw:layer="layout" svg:width="4cm" svg:height="2.5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BIGINT</text:span></text:p>
          <text:p text:style-name="P3"><text:span text:style-name="T2"><text:tab/></text:span><text:span text:style-name="T2">REC_PER_ORDER</text:span><text:span text:style-name="T2"><text:tab/></text:span><text:span text:style-name="T2">INTEGER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HAVE_DETAIL</text:span><text:span text:style-name="T2"><text:tab/></text:span><text:span text:style-name="T2">X(1)</text:span></text:p>
          <text:p text:style-name="P3"><text:span text:style-name="T2"><text:tab/></text:span><text:span text:style-name="T2">REC_PER_ADD_TYPE</text:span><text:span text:style-name="T2"><text:tab/></text:span><text:span text:style-name="T2">X(1)</text:span></text:p>
          <text:p text:style-name="P3"><text:span text:style-name="T2"><text:tab/></text:span><text:span text:style-name="T2">REC_PER_ADD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4cm" svg:height="1.2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BIGINT</text:span></text:p>
          <text:p text:style-name="P3"><text:span text:style-name="T2"><text:tab/></text:span><text:span text:style-name="T2">REC_PER_DET_ID</text:span><text:span text:style-name="T2"><text:tab/></text:span><text:span text:style-name="T2">BIGINT</text:span></text:p>
          <text:p text:style-name="P3"><text:span text:style-name="T2"><text:tab/></text:span><text:span text:style-name="T2">REC_PER_DET_ORDER</text:span><text:span text:style-name="T2"><text:tab/></text:span><text:span text:style-name="T2">INTEGER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6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4.902cm" svg:x2="27.01cm" svg:y2="14.902cm">
          <text:p/>
        </draw:line>
        <draw:line draw:style-name="gr56" draw:text-style-name="P18" draw:layer="layout" svg:x1="20.309cm" svg:y1="12.028cm" svg:x2="23.145cm" svg:y2="12.028cm">
          <text:p/>
        </draw:line>
        <draw:line draw:style-name="gr56" draw:text-style-name="P18" draw:layer="layout" svg:x1="23.341cm" svg:y1="14.724cm" svg:x2="23.341cm" svg:y2="11.834cm">
          <text:p/>
        </draw:line>
        <draw:line draw:style-name="gr56" draw:text-style-name="P18" draw:layer="layout" svg:x1="23.143cm" svg:y1="14.902cm" svg:x2="23.143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20T21:25:28.955039746</dc:date>
    <meta:editing-duration>P34DT13H17M24S</meta:editing-duration>
    <meta:editing-cycles>241</meta:editing-cycles>
    <meta:generator>LibreOffice/5.1.6.1.0$Linux_X86_64 LibreOffice_project/10$Build-1</meta:generator>
    <meta:document-statistic meta:object-count="227"/>
  </office:meta>
</office:document-meta>
</file>